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026669B3.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e8c047"/>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7ffce"/>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a4c53"/>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1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18"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b4297"/>
    </style:style>
    <style:style style:name="P1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673f9"/>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7ffce"/>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994ae"/>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2fb9"/>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4297"/>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c4377"/>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7ffce"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a4c53"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b4297" style:font-size-asian="7pt" style:font-size-complex="8pt"/>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a92936" style:font-size-asian="7pt" style:font-size-complex="8pt"/>
    </style:style>
    <style:style style:name="P5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e8c047" style:font-size-asian="7pt" style:font-size-complex="8pt"/>
    </style:style>
    <style:style style:name="P5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55"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56"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57"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79faf" style:font-size-asian="10.5pt" style:font-size-complex="12pt"/>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8c047" style:font-size-asian="10.5pt" style:font-size-complex="12pt"/>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7ffce" style:font-size-asian="10.5pt" style:font-size-complex="12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a4c53" style:font-size-asian="10.5pt" style:font-size-complex="12pt"/>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b4297" style:font-size-asian="10.5pt" style:font-size-complex="12pt"/>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65" style:family="paragraph" style:parent-style-name="Subtitle">
      <style:paragraph-properties fo:line-height="100%"/>
      <style:text-properties officeooo:paragraph-rsid="00da9ea1"/>
    </style:style>
    <style:style style:name="P66" style:family="paragraph" style:parent-style-name="Title">
      <style:paragraph-properties fo:line-height="100%"/>
      <style:text-properties officeooo:paragraph-rsid="00da9ea1"/>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e8c047"/>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7ffce"/>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a4c53"/>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b4297"/>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74" style:family="paragraph" style:parent-style-name="Text_20_body">
      <style:paragraph-properties fo:line-height="100%" fo:break-before="page"/>
      <style:text-properties style:font-name="Montserrat" officeooo:paragraph-rsid="00da9ea1"/>
    </style:style>
    <style:style style:name="P75" style:family="paragraph" style:parent-style-name="Text_20_body">
      <style:paragraph-properties fo:line-height="100%"/>
      <style:text-properties style:font-name="Montserrat" officeooo:paragraph-rsid="00da9ea1"/>
    </style:style>
    <style:style style:name="P7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77"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f98bec" style:font-size-asian="10.5pt" style:font-size-complex="12pt"/>
    </style:style>
    <style:style style:name="P8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8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8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8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84"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85"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8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87"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88" style:family="paragraph" style:parent-style-name="Heading_20_2">
      <style:paragraph-properties fo:margin-top="0in" fo:margin-bottom="0in" style:contextual-spacing="false"/>
      <style:text-properties fo:color="#ffffff" loext:opacity="100%" fo:font-size="8pt" officeooo:rsid="00f673f9" officeooo:paragraph-rsid="00f7ffce" style:font-size-asian="8pt" style:font-size-complex="8pt"/>
    </style:style>
    <style:style style:name="P89" style:family="paragraph" style:parent-style-name="Heading_20_2">
      <style:paragraph-properties fo:margin-top="0in" fo:margin-bottom="0in" style:contextual-spacing="false"/>
      <style:text-properties fo:color="#ffffff" loext:opacity="100%" fo:font-size="8pt" officeooo:rsid="00f673f9" officeooo:paragraph-rsid="00fa4c53" style:font-size-asian="8pt" style:font-size-complex="8pt"/>
    </style:style>
    <style:style style:name="P90" style:family="paragraph" style:parent-style-name="Heading_20_2">
      <style:paragraph-properties fo:margin-top="0in" fo:margin-bottom="0in" style:contextual-spacing="false"/>
      <style:text-properties fo:color="#ffffff" loext:opacity="100%" fo:font-size="8pt" officeooo:rsid="00f673f9" officeooo:paragraph-rsid="00fb4297" style:font-size-asian="8pt" style:font-size-complex="8pt"/>
    </style:style>
    <style:style style:name="P91" style:family="paragraph" style:parent-style-name="Footer">
      <style:paragraph-properties fo:text-align="center" style:justify-single-word="false"/>
      <style:text-properties style:font-name="Nimbus Mono PS"/>
    </style:style>
    <style:style style:name="P92" style:family="paragraph">
      <loext:graphic-properties draw:fill-color="#000000"/>
      <style:paragraph-properties fo:text-align="center"/>
    </style:style>
    <style:style style:name="P93" style:family="paragraph">
      <style:paragraph-properties fo:text-align="center"/>
    </style:style>
    <style:style style:name="P94" style:family="paragraph">
      <loext:graphic-properties draw:fill-color="#ffffff"/>
    </style:style>
    <style:style style:name="P95" style:family="paragraph">
      <loext:graphic-properties draw:fill-color="#000000"/>
      <style:paragraph-properties fo:text-align="center"/>
      <style:text-properties fo:font-size="12pt"/>
    </style:style>
    <style:style style:name="P96" style:family="paragraph">
      <loext:graphic-properties draw:fill="solid" draw:fill-color="#ccc5b3"/>
    </style:style>
    <style:style style:name="P97" style:family="paragraph">
      <loext:graphic-properties draw:fill="solid" draw:fill-color="#fffcf7"/>
    </style:style>
    <style:style style:name="P98" style:family="paragraph">
      <loext:graphic-properties draw:fill="solid" draw:fill-color="#313831"/>
    </style:style>
    <style:style style:name="P99" style:family="paragraph">
      <loext:graphic-properties draw:fill="solid" draw:fill-color="#ccc5b3"/>
      <style:paragraph-properties style:writing-mode="lr-tb"/>
    </style:style>
    <style:style style:name="T1" style:family="text">
      <style:text-properties officeooo:rsid="001f2915"/>
    </style:style>
    <style:style style:name="T2" style:family="text">
      <style:text-properties officeooo:rsid="002207d5"/>
    </style:style>
    <style:style style:name="T3" style:family="text">
      <style:text-properties officeooo:rsid="00296058"/>
    </style:style>
    <style:style style:name="T4" style:family="text">
      <style:text-properties officeooo:rsid="002efd41"/>
    </style:style>
    <style:style style:name="T5" style:family="text">
      <style:text-properties officeooo:rsid="0034479b"/>
    </style:style>
    <style:style style:name="T6" style:family="text">
      <style:text-properties officeooo:rsid="0037b1ba"/>
    </style:style>
    <style:style style:name="T7" style:family="text">
      <style:text-properties fo:font-size="8pt" style:font-size-asian="8pt" style:font-size-complex="8pt"/>
    </style:style>
    <style:style style:name="T8" style:family="text">
      <style:text-properties officeooo:rsid="0023596c"/>
    </style:style>
    <style:style style:name="T9" style:family="text">
      <style:text-properties officeooo:rsid="0087bada"/>
    </style:style>
    <style:style style:name="T10" style:family="text">
      <style:text-properties officeooo:rsid="00af9612"/>
    </style:style>
    <style:style style:name="T11" style:family="text">
      <style:text-properties officeooo:rsid="00b09c13"/>
    </style:style>
    <style:style style:name="T12" style:family="text">
      <style:text-properties officeooo:rsid="00b69f1a"/>
    </style:style>
    <style:style style:name="T13" style:family="text">
      <style:text-properties fo:color="#ffffff" loext:opacity="100%" style:font-name="Montserrat" fo:font-size="54pt" style:font-size-asian="54pt" style:font-size-complex="54pt"/>
    </style:style>
    <style:style style:name="T14" style:family="text">
      <style:text-properties fo:color="#ffffff" loext:opacity="100%" style:font-name="Montserrat" fo:font-size="50pt" style:font-size-asian="50pt" style:font-size-complex="50pt"/>
    </style:style>
    <style:style style:name="T15" style:family="text">
      <style:text-properties fo:color="#ffffff" loext:opacity="100%" style:font-name="Montserrat" fo:font-size="50pt" officeooo:rsid="00fd1ea6" style:font-size-asian="50pt" style:font-size-complex="50pt"/>
    </style:style>
    <style:style style:name="T16" style:family="text">
      <style:text-properties fo:color="#ffffff" loext:opacity="100%" fo:font-size="54pt" style:font-size-asian="54pt" style:font-size-complex="54pt"/>
    </style:style>
    <style:style style:name="T17" style:family="text">
      <style:text-properties fo:color="#ffffff" loext:opacity="100%" fo:font-size="50pt" style:font-size-asian="50pt" style:font-size-complex="50pt"/>
    </style:style>
    <style:style style:name="T18" style:family="text">
      <style:text-properties fo:color="#ffffff" loext:opacity="100%" fo:font-size="50pt" officeooo:rsid="00fd1ea6" style:font-size-asian="50pt" style:font-size-complex="50pt"/>
    </style:style>
    <style:style style:name="T19" style:family="text">
      <style:text-properties style:font-name="Montserrat" fo:font-size="42pt" fo:font-weight="bold" style:font-size-asian="42pt" style:font-weight-asian="bold" style:font-size-complex="42pt" style:font-weight-complex="bold"/>
    </style:style>
    <style:style style:name="T20" style:family="text">
      <style:text-properties officeooo:rsid="00da9ea1"/>
    </style:style>
    <style:style style:name="T21" style:family="text">
      <style:text-properties fo:font-size="42pt" style:font-size-asian="42pt" style:font-size-complex="42pt"/>
    </style:style>
    <style:style style:name="T22" style:family="text">
      <style:text-properties officeooo:rsid="0015c0cb"/>
    </style:style>
    <style:style style:name="T23" style:family="text">
      <style:text-properties officeooo:rsid="00e4d545"/>
    </style:style>
    <style:style style:name="T24" style:family="text">
      <style:text-properties style:font-name="Nimbus Mono PS" officeooo:rsid="001f2915"/>
    </style:style>
    <style:style style:name="T25" style:family="text">
      <style:text-properties style:font-name="Nimbus Mono PS" officeooo:rsid="0037b1ba"/>
    </style:style>
    <style:style style:name="T26" style:family="text">
      <style:text-properties style:font-name="Nimbus Mono PS" officeooo:rsid="00296058"/>
    </style:style>
    <style:style style:name="T27" style:family="text">
      <style:text-properties style:font-name="Nimbus Mono PS" fo:font-size="8pt" style:font-size-asian="8pt" style:font-size-complex="8pt"/>
    </style:style>
    <style:style style:name="T28" style:family="text">
      <style:text-properties style:font-name="Nimbus Mono PS" officeooo:rsid="00e8c047"/>
    </style:style>
    <style:style style:name="T29" style:family="text">
      <style:text-properties style:font-name="Nimbus Mono PS" officeooo:rsid="00e50e57"/>
    </style:style>
    <style:style style:name="T30" style:family="text">
      <style:text-properties style:font-name="Nimbus Mono PS" officeooo:rsid="00f7ffce"/>
    </style:style>
    <style:style style:name="T31" style:family="text">
      <style:text-properties style:font-name="Nimbus Mono PS" officeooo:rsid="00fa4c53"/>
    </style:style>
    <style:style style:name="T32" style:family="text">
      <style:text-properties style:font-name="Nimbus Mono PS" officeooo:rsid="00fb4297"/>
    </style:style>
    <style:style style:name="T33" style:family="text">
      <style:text-properties style:font-name="Nimbus Mono PS" officeooo:rsid="00fc4377"/>
    </style:style>
    <style:style style:name="T34" style:family="text">
      <style:text-properties officeooo:rsid="00991f1a"/>
    </style:style>
    <style:style style:name="T35" style:family="text">
      <style:text-properties officeooo:rsid="008ae41a"/>
    </style:style>
    <style:style style:name="T36" style:family="text">
      <style:text-properties officeooo:rsid="008d47fa"/>
    </style:style>
    <style:style style:name="T37" style:family="text">
      <style:text-properties officeooo:rsid="00622ad5"/>
    </style:style>
    <style:style style:name="T38" style:family="text">
      <style:text-properties officeooo:rsid="00b83a38"/>
    </style:style>
    <style:style style:name="T39" style:family="text">
      <style:text-properties officeooo:rsid="00b965cd"/>
    </style:style>
    <style:style style:name="T40" style:family="text">
      <style:text-properties officeooo:rsid="00e50e57"/>
    </style:style>
    <style:style style:name="T41" style:family="text">
      <style:text-properties officeooo:rsid="00e59d1f"/>
    </style:style>
    <style:style style:name="T42" style:family="text">
      <style:text-properties officeooo:rsid="00e65a65"/>
    </style:style>
    <style:style style:name="T43" style:family="text">
      <style:text-properties officeooo:rsid="00e79faf"/>
    </style:style>
    <style:style style:name="T44" style:family="text">
      <style:text-properties officeooo:rsid="00e8c047"/>
    </style:style>
    <style:style style:name="T45" style:family="text">
      <style:text-properties officeooo:rsid="00ea6ae0"/>
    </style:style>
    <style:style style:name="T46" style:family="text">
      <style:text-properties officeooo:rsid="00ebee23"/>
    </style:style>
    <style:style style:name="T47" style:family="text">
      <style:text-properties officeooo:rsid="00ec7193"/>
    </style:style>
    <style:style style:name="T48" style:family="text">
      <style:text-properties officeooo:rsid="00ee40e3"/>
    </style:style>
    <style:style style:name="T49" style:family="text">
      <style:text-properties officeooo:rsid="00e71f3d"/>
    </style:style>
    <style:style style:name="T50" style:family="text">
      <style:text-properties fo:color="#000000" loext:opacity="100%" style:font-name="montserrat"/>
    </style:style>
    <style:style style:name="T51" style:family="text">
      <style:text-properties fo:color="#000000" loext:opacity="100%" style:font-name="montserrat" officeooo:rsid="00e5d3a5"/>
    </style:style>
    <style:style style:name="T52" style:family="text">
      <style:text-properties fo:color="#000000" loext:opacity="100%" style:font-name="montserrat" officeooo:rsid="00622ad5"/>
    </style:style>
    <style:style style:name="T53" style:family="text">
      <style:text-properties fo:color="#000000" loext:opacity="100%" style:font-name="montserrat" officeooo:rsid="007784e1"/>
    </style:style>
    <style:style style:name="T54" style:family="text">
      <style:text-properties fo:color="#000000" loext:opacity="100%" style:font-name="montserrat" fo:font-style="italic" officeooo:rsid="00e5d3a5" style:font-style-asian="italic" style:font-style-complex="italic"/>
    </style:style>
    <style:style style:name="T55" style:family="text">
      <style:text-properties fo:color="#000000" loext:opacity="100%" style:font-name="montserrat" officeooo:rsid="00a04f3c"/>
    </style:style>
    <style:style style:name="T56" style:family="text">
      <style:text-properties fo:color="#000000" loext:opacity="100%" officeooo:rsid="00e5d3a5"/>
    </style:style>
    <style:style style:name="T57" style:family="text">
      <style:text-properties fo:color="#000000" loext:opacity="100%" officeooo:rsid="00e71f3d"/>
    </style:style>
    <style:style style:name="T58" style:family="text">
      <style:text-properties officeooo:rsid="00e5d3a5"/>
    </style:style>
    <style:style style:name="T59" style:family="text">
      <style:text-properties fo:font-style="italic" style:font-style-asian="italic" style:font-style-complex="italic"/>
    </style:style>
    <style:style style:name="T60" style:family="text">
      <style:text-properties fo:font-style="italic" officeooo:rsid="00e71f3d" style:font-style-asian="italic" style:font-style-complex="italic"/>
    </style:style>
    <style:style style:name="T61" style:family="text">
      <style:text-properties fo:font-style="italic" officeooo:rsid="00622ad5" style:font-style-asian="italic" style:font-style-complex="italic"/>
    </style:style>
    <style:style style:name="T62" style:family="text">
      <style:text-properties fo:font-style="italic" officeooo:rsid="00ea6ae0" style:font-style-asian="italic" style:font-style-complex="italic"/>
    </style:style>
    <style:style style:name="T63" style:family="text">
      <style:text-properties fo:font-style="italic" officeooo:rsid="00ef89dd" style:font-style-asian="italic" style:font-style-complex="italic"/>
    </style:style>
    <style:style style:name="T64" style:family="text">
      <style:text-properties fo:font-style="italic" officeooo:rsid="00f15ebd" style:font-style-asian="italic" style:font-style-complex="italic"/>
    </style:style>
    <style:style style:name="T65" style:family="text">
      <style:text-properties fo:font-style="italic" officeooo:rsid="00f7ffce" style:font-style-asian="italic" style:font-style-complex="italic"/>
    </style:style>
    <style:style style:name="T66" style:family="text">
      <style:text-properties fo:font-style="italic" officeooo:rsid="00f98bec" style:font-style-asian="italic" style:font-style-complex="italic"/>
    </style:style>
    <style:style style:name="T67" style:family="text">
      <style:text-properties officeooo:rsid="0079151b"/>
    </style:style>
    <style:style style:name="T68" style:family="text">
      <style:text-properties style:font-name="montserrat"/>
    </style:style>
    <style:style style:name="T69" style:family="text">
      <style:text-properties style:font-name="montserrat" officeooo:rsid="0044b346"/>
    </style:style>
    <style:style style:name="T70" style:family="text">
      <style:text-properties style:font-name="montserrat" officeooo:rsid="00622ad5"/>
    </style:style>
    <style:style style:name="T71" style:family="text">
      <style:text-properties officeooo:rsid="00ef89dd"/>
    </style:style>
    <style:style style:name="T72" style:family="text">
      <style:text-properties fo:font-style="normal" officeooo:rsid="00ef89dd" style:font-style-asian="normal" style:font-style-complex="normal"/>
    </style:style>
    <style:style style:name="T73" style:family="text">
      <style:text-properties officeooo:rsid="00f4fc74"/>
    </style:style>
    <style:style style:name="T74" style:family="text">
      <style:text-properties officeooo:rsid="00f7ffce"/>
    </style:style>
    <style:style style:name="T75" style:family="text">
      <style:text-properties officeooo:rsid="00bbabb1"/>
    </style:style>
    <style:style style:name="T76" style:family="text">
      <style:text-properties officeooo:rsid="00b96dcd"/>
    </style:style>
    <style:style style:name="T77" style:family="text">
      <style:text-properties officeooo:rsid="00d1d973"/>
    </style:style>
    <style:style style:name="T78" style:family="text">
      <style:text-properties officeooo:rsid="00d2accf"/>
    </style:style>
    <style:style style:name="T79" style:family="text">
      <style:text-properties officeooo:rsid="00f994ae"/>
    </style:style>
    <style:style style:name="T80" style:family="text">
      <style:text-properties officeooo:rsid="00fa4c53"/>
    </style:style>
    <style:style style:name="T81" style:family="text">
      <style:text-properties officeooo:rsid="00fb2fb9"/>
    </style:style>
    <style:style style:name="T82" style:family="text">
      <style:text-properties officeooo:rsid="00fb4297"/>
    </style:style>
    <style:style style:name="T83" style:family="text">
      <style:text-properties officeooo:rsid="00fc4377"/>
    </style:style>
    <style:style style:name="T84" style:family="text">
      <style:text-properties fo:font-size="12pt" officeooo:rsid="00e50e57" style:font-size-asian="10.5pt" style:font-size-complex="12pt"/>
    </style:style>
    <style:style style:name="T85" style:family="text">
      <style:text-properties fo:font-size="12pt" officeooo:rsid="00e4d545" style:font-size-asian="10.5pt" style:font-size-complex="12pt"/>
    </style:style>
    <style:style style:name="T86" style:family="text">
      <style:text-properties fo:font-size="12pt" officeooo:rsid="00ea6ae0" style:font-size-asian="10.5pt" style:font-size-complex="12pt"/>
    </style:style>
    <style:style style:name="T87" style:family="text">
      <style:text-properties officeooo:rsid="00fe4e27"/>
    </style:style>
    <style:style style:name="T88" style:family="text">
      <style:text-properties officeooo:rsid="00fe9e4b"/>
    </style:style>
    <style:style style:name="T89" style:family="text">
      <style:text-properties officeooo:rsid="00fed912"/>
    </style:style>
    <style:style style:name="fr1"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2"><draw:custom-shape text:anchor-type="paragraph" draw:z-index="0" draw:name="Shape 14" draw:style-name="gr13" draw:text-style-name="P96" svg:width="8.4996in" svg:height="11.0142in" svg:x="-0.1063in" svg:y="-0.5in"><text:p/><draw:enhanced-geometry svg:viewBox="0 0 21600 21600" draw:type="rectangle" draw:enhanced-path="M 0 0 L 21600 0 21600 21600 0 21600 0 0 Z N"/></draw:custom-shape></text:h>
      <text:p text:style-name="P66"><draw:custom-shape text:anchor-type="paragraph" draw:z-index="1" draw:name="Shape 15" draw:style-name="gr12" draw:text-style-name="P98" svg:width="8.4996in" svg:height="1.0031in" svg:x="-0.5047in" svg:y="0.1362in"><text:p/><draw:enhanced-geometry svg:viewBox="0 0 21600 21600" draw:type="rectangle" draw:enhanced-path="M 0 0 L 21600 0 21600 21600 0 21600 0 0 Z N"/></draw:custom-shape><text:span text:style-name="T13">B</text:span><text:span text:style-name="T15">A</text:span><text:span text:style-name="T14">TTLE</text:span><text:span text:style-name="T13">T</text:span><text:span text:style-name="T14">ECH</text:span></text:p>
      <text:p text:style-name="P65"><draw:custom-shape text:anchor-type="paragraph" draw:z-index="2" draw:name="Shape 16" draw:style-name="gr11" draw:text-style-name="P97" svg:width="8.4996in" svg:height="0.8185in" svg:x="-0.5in" svg:y="-0.0256in"><text:p/><draw:enhanced-geometry svg:viewBox="0 0 21600 21600" draw:type="rectangle" draw:enhanced-path="M 0 0 L 21600 0 21600 21600 0 21600 0 0 Z N"/></draw:custom-shape><text:span text:style-name="T19">OUTWORLDS WASTES</text:span></text:p>
      <text:p text:style-name="P73"/>
      <text:h text:style-name="P52" text:outline-level="2"><draw:frame draw:style-name="fr2" draw:name="Image4" text:anchor-type="as-char" svg:width="4.7902in" svg:height="5in" draw:z-index="21"><draw:image xlink:href="Pictures/100000010000028D000002AAD5A1DB36.png" xlink:type="simple" xlink:show="embed" xlink:actuate="onLoad" draw:mime-type="image/png"/></draw:frame></text:h>
      <text:p text:style-name="P54"/>
      <text:p text:style-name="P76"/>
      <text:p text:style-name="P76"><draw:custom-shape text:anchor-type="paragraph" draw:z-index="6" draw:name="Shape 32" draw:style-name="gr7" draw:text-style-name="P97" svg:width="8.4996in" svg:height="0.3642in" svg:x="-0.4902in" svg:y="0.2134in"><text:p/><draw:enhanced-geometry svg:viewBox="0 0 21600 21600" draw:type="rectangle" draw:enhanced-path="M 0 0 L 21600 0 21600 21600 0 21600 0 0 Z N"/></draw:custom-shape></text:p>
      <text:p text:style-name="P76">League Scenario Pack</text:p>
      <text:p text:style-name="P85">BATTLETECH: OUTWORLDS WASTES</text:p>
      <text:h text:style-name="P84" text:outline-level="1"><text:span text:style-name="T8"><text:line-break/></text:span><text:span text:style-name="T23">Antallos</text:span><text:span text:style-name="T20"> </text:span><text:span text:style-name="T9">'</text:span><text:span text:style-name="T23">DESERTERS</text:span><text:span text:style-name="T9">'</text:span></text:h>
      <text:p text:style-name="P48"/>
      <text:p text:style-name="P2">---------------------------- START TRANSMISSION ---------------------------</text:p>
      <text:p text:style-name="P20"><text:span text:style-name="T7"><text:line-break/></text:span><text:span text:style-name="T23">SNOW RAVEN FORCES ARE DROPPING ON ANTALLOS TO DESTROY PIRATE AND DARK CASTE FORCES ON THE BORDER OF THE OUTWORLDS ALLIANCE. CLAN SNOW RAVEN IS LEADING THE OPERATION AND SUPPLYING THE MAJORITY OF THE ATTACKING FORCES; HOWEVER THE ALLIANCE MILITARY CORPS IS DROPPING A SMALL FORCE TO LOCATE AND CAPTURE OR KILL THE REMAINING MEMBERS OF A COMPANY OF DESERTERS.</text:span></text:p>
      <text:p text:style-name="P10"><text:span text:style-name="T7"><text:line-break/></text:span>----------------------------- END TRANSMISSION ----------------------------</text:p>
      <text:p text:style-name="P49"/>
      <text:p text:style-name="P82">These are player-vs-<text:span text:style-name="T58">player</text:span> scenarios <text:span text:style-name="T49">for </text:span><text:span text:style-name="T60">BattleTech: Outworlds Wastes </text:span>with combined arms and simplified campaign logistics rules.</text:p>
      <text:p text:style-name="P80"/>
      <text:p text:style-name="P83">Each player may <text:span text:style-name="T37">bring</text:span> <text:span text:style-name="T58">10</text:span><text:span text:style-name="T37">,000 BV of combined arms, following the </text:span><text:span text:style-name="T61">BattleTech: Outworlds Wastes</text:span><text:span text:style-name="T37"> </text:span><text:span text:style-name="T58">league</text:span><text:span text:style-name="T67"> </text:span><text:span text:style-name="T37">list building rules.</text:span></text:p>
      <text:p text:style-name="P80"/>
      <text:p text:style-name="P78"><text:span text:style-name="T71">The following </text:span>optional rules <text:span text:style-name="T71">for </text:span><text:span text:style-name="T63">BattleTech: Outworld Wastes </text:span><text:span text:style-name="T64">are</text:span><text:span text:style-name="T72"> used</text:span>:</text:p>
      <text:p text:style-name="P78"><text:s text:c="2"/>- Pick a Side: Outworlds Alliance and Clan Snow Raven forces are always on the side of</text:p>
      <text:p text:style-name="P78"><text:s text:c="6"/>the planetary attackers. Pirate, Dark Caste, and Word of Blake forces are always on </text:p>
      <text:p text:style-name="P78"><text:s text:c="6"/>the side of the planetary defenders. All other forces should pick a side of the conflict</text:p>
      <text:p text:style-name="P78"><text:s text:c="6"/>and generally support that side.</text:p>
      <text:p text:style-name="P78"><text:s text:c="2"/>- On the Move: Due to the fast moving combat on Antallos, maintenance activities will</text:p>
      <text:p text:style-name="P78"><text:s text:c="6"/>be restricted. Each scenario will list which maintenance activities are permitted</text:p>
      <text:p text:style-name="P79"><text:s text:c="6"/>following the scenario. <text:span text:style-name="T45">Pilot hits do not heal </text:span><text:span text:style-name="T62">between scenarios </text:span><text:span text:style-name="T66">with restricted</text:span></text:p>
      <text:p text:style-name="P79"><text:span text:style-name="T66"><text:s text:c="6"/>maintenance activites</text:span><text:span text:style-name="T62">.</text:span></text:p>
      <text:p text:style-name="P81"><text:span text:style-name="T59"/></text:p>
      <text:p text:style-name="P82"><text:span text:style-name="T59">BattleTech: Outworlds Wastes</text:span>:</text:p>
      <text:p text:style-name="P64"><text:span text:style-name="T68"><text:s text:c="2"/>Web: </text:span><text:a xlink:type="simple" xlink:href="https://outworlds-wastes.jeremylt.org/" text:style-name="Internet_20_link" text:visited-style-name="Visited_20_Internet_20_Link"><text:span text:style-name="T50">https://outworlds-wastes.jeremylt.org</text:span></text:a></text:p>
      <text:p text:style-name="P68"><text:span text:style-name="T69"><text:s text:c="2"/></text:span><text:span text:style-name="T70">PDF: </text:span><text:a xlink:type="simple" xlink:href="https://outworlds-wastes.jeremylt.org/downloads?league" text:style-name="Internet_20_link" text:visited-style-name="Visited_20_Internet_20_Link"><text:span text:style-name="T52">https://outworlds-wastes.jeremylt.org/</text:span><text:span text:style-name="T53">download</text:span><text:span text:style-name="T51">s?league</text:span></text:a></text:p>
      <text:p text:style-name="P86"><text:span text:style-name="T51"/></text:p>
      <text:p text:style-name="P68"><text:span text:style-name="T54">BattleTech: Outworlds Wastes</text:span><text:span text:style-name="T51"> is fan-made and based upon the official BattleTech rules from Catalyst Game Labs. BattleTech </text:span><text:span text:style-name="T55">is a</text:span><text:span text:style-name="T51"> registered trademark of The Topps Company, Inc. in the United States and other countries.</text:span></text:p>
      <text:p text:style-name="P86"><text:span text:style-name="T51"/></text:p>
      <text:p text:style-name="P78"><text:span text:style-name="T56">E</text:span><text:span text:style-name="T57">ditor: Jeremy L Thompson</text:span></text:p>
      <text:h text:style-name="P55" text:outline-level="2">L<text:span text:style-name="T73">OCAL AREA STAR MAP</text:span></text:h>
      <text:p text:style-name="P48"/>
      <text:p text:style-name="P2"><draw:frame draw:style-name="fr1" draw:name="Image3" text:anchor-type="as-char" svg:width="7.5in" svg:height="8.5701in" draw:z-index="22"><draw:image xlink:href="Pictures/10000001000003E800000477026669B3.png" xlink:type="simple" xlink:show="embed" xlink:actuate="onLoad" draw:mime-type="image/png"/></draw:frame></text:p>
      <text:h text:style-name="P56" text:outline-level="2"><text:span text:style-name="T34">ANTALLOS</text:span><text:span text:style-name="T22"> </text:span><text:span text:style-name="T35">II</text:span><text:span text:style-name="T37">I</text:span><text:span text:style-name="T22"> </text:span>PLANETARY READOUT</text:h>
      <text:p text:style-name="P38"/>
      <text:p text:style-name="P39"><text:span text:style-name="T22">STAR TYPE <text:s text:c="14"/>: </text:span><text:span text:style-name="T35">K</text:span><text:span text:style-name="T34">4</text:span><text:span text:style-name="T35">IV</text:span><text:span text:style-name="T22"> (</text:span><text:span text:style-name="T36">19</text:span><text:span text:style-name="T34">5</text:span><text:span text:style-name="T22"> HOURS RECHARGE TIME)</text:span><text:line-break/><text:span text:style-name="T22">POSITION IN SYSTEM <text:s text:c="5"/>: </text:span><text:span text:style-name="T35">3</text:span><text:span text:style-name="T22"> OF </text:span><text:span text:style-name="T34">7</text:span></text:p>
      <text:p text:style-name="P53">NATURAL SATELLITES <text:s text:c="5"/>: <text:span text:style-name="T34">2</text:span></text:p>
      <text:p text:style-name="P53">TIME TO JUMP POINT <text:s text:c="5"/>: <text:span text:style-name="T34">4</text:span><text:span text:style-name="T35">.</text:span><text:span text:style-name="T34">44</text:span> DAYS</text:p>
      <text:p text:style-name="P53">SURFACE GRAVITY <text:s text:c="8"/>: <text:span text:style-name="T34">0.92</text:span> G</text:p>
      <text:p text:style-name="P58">DAY LENGTH <text:s text:c="13"/>: <text:span text:style-name="T36">2</text:span><text:span text:style-name="T34">7</text:span>.0 HOURS</text:p>
      <text:p text:style-name="P53">ATMOSPHERIC PRESSURE <text:s text:c="3"/>: STANDARD (BREATHABLE)</text:p>
      <text:p text:style-name="P53">EQUATORIAL TEMPERATURE <text:s/>: <text:span text:style-name="T34">49</text:span>*C</text:p>
      <text:p text:style-name="P53">SURFACE WATER <text:s text:c="10"/>: <text:span text:style-name="T34">11</text:span> PERCENT</text:p>
      <text:p text:style-name="P39">CAPITAL <text:s text:c="16"/>: <text:span text:style-name="T34">PORT KRIN</text:span></text:p>
      <text:p text:style-name="P39">POPULATION <text:s text:c="13"/>: <text:span text:style-name="T34">60,757,822</text:span></text:p>
      <text:p text:style-name="P53">HPG <text:s text:c="20"/>: <text:span text:style-name="T34">B-RATED HPG</text:span></text:p>
      <text:p text:style-name="P39">SOCIO-INDUSTRIAL LEVELS : <text:span text:style-name="T34">C-D-C-D-C</text:span></text:p>
      <text:p text:style-name="P39"><text:s text:c="2"/><text:span text:style-name="T22">TECHNOLOGICAL SOPHISTICATION : </text:span><text:span text:style-name="T34">C</text:span><text:span text:style-name="T22"> (</text:span><text:span text:style-name="T34">MODERATELY </text:span><text:span text:style-name="T36">ADVANCED</text:span><text:span text:style-name="T37"> WORLD</text:span><text:span text:style-name="T22">)</text:span></text:p>
      <text:p text:style-name="P39"><text:s text:c="2"/><text:span text:style-name="T22">INDUSTRIAL DEVELOPMENT <text:s text:c="6"/>: </text:span><text:span text:style-name="T34">D</text:span><text:span text:style-name="T22"> (</text:span><text:span text:style-name="T34">LOW INDUSTRIALIZATION</text:span><text:span text:style-name="T22">)</text:span></text:p>
      <text:p text:style-name="P39"><text:s text:c="2"/><text:span text:style-name="T22">RAW MATERIAL DEPENDENCE <text:s text:c="5"/>: </text:span><text:span text:style-name="T34">C</text:span><text:span text:style-name="T22"> (</text:span><text:span text:style-name="T34">LIMITED RAW MATERIAL PRODUCTION</text:span><text:span text:style-name="T22">)</text:span></text:p>
      <text:p text:style-name="P39"><text:s text:c="2"/><text:span text:style-name="T22">INDUSTRIAL OUTPUT <text:s text:c="11"/>: </text:span><text:span text:style-name="T34">D</text:span><text:span text:style-name="T22"> (</text:span><text:span text:style-name="T34">NEGLIGIBLE INDUSTRIAL OUTPUT</text:span><text:span text:style-name="T22">)</text:span></text:p>
      <text:p text:style-name="P39"><text:span text:style-name="T22"><text:s text:c="2"/>AGRICULTURAL DEPENDENCE <text:s text:c="5"/>: </text:span><text:span text:style-name="T34">C</text:span><text:span text:style-name="T22"> (</text:span><text:span text:style-name="T34">MODEST AGRICULTURE</text:span><text:span text:style-name="T22">)</text:span></text:p>
      <text:p text:style-name="P3">---------------------------- START TRANSMISSION ---------------------------</text:p>
      <text:p text:style-name="P69"><text:span text:style-name="T27"><text:line-break/></text:span><text:span text:style-name="T28">OUTWORLDS ALLIANCE</text:span><text:span text:style-name="T29"> FORCES ARE COMBAT DROPPING ON AN OLD DROPPORT TO SECURE A BASE OF OPERATIONS. DEFENDING FORCES NEED TO DESTROY CRITICAL INFRASTRUCTURE TO SLOW THE INVADING FORCES.</text:span></text:p>
      <text:p text:style-name="P2"><text:span text:style-name="T7"><text:line-break/></text:span>----------------------------- END TRANSMISSION ----------------------------</text:p>
      <text:h text:style-name="P87" text:outline-level="2">MISSION 1</text:h>
      <text:p text:style-name="P30">Unit <text:span text:style-name="T1">Limits</text:span>: 6K BV for 1v1, <text:span text:style-name="T4">10</text:span>K for 2v2.</text:p>
      <text:p text:style-name="P42"/>
      <text:p text:style-name="P33">Map: <text:span text:style-name="T9">Four mapsheets</text:span><text:span text:style-name="T2">, with </text:span><text:span text:style-name="T40">an airport, dropport, or </text:span><text:span text:style-name="T2">f</text:span>lat desert terrain. <text:span text:style-name="T5">The </text:span><text:span text:style-name="T9">defender</text:span><text:span text:style-name="T5"> selects </text:span><text:span text:style-name="T40">5</text:span><text:span text:style-name="T5"> </text:span><text:span text:style-name="T40">single hex buildings as port infrastructure, </text:span><text:span text:style-name="T42">evenly distributed </text:span><text:span text:style-name="T46">and at least 3 hexes </text:span><text:span text:style-name="T80">(6</text:span><text:span text:style-name="T79">")</text:span><text:span text:style-name="T46"> from the edge of the map</text:span><text:span text:style-name="T40">. These buildings are hardened with a construction factor of 200. The defender secretly selects where all defending forces </text:span><text:span text:style-name="T43">are</text:span><text:span text:style-name="T40"> positioned and reveals their locations after the attacking forces </text:span><text:span text:style-name="T43">drop</text:span><text:span text:style-name="T40">. </text:span><text:span text:style-name="T41">Defending forces must start at least </text:span><text:span text:style-name="T88">4</text:span><text:span text:style-name="T41"> hexes </text:span><text:span text:style-name="T80">(</text:span><text:span text:style-name="T88">8</text:span><text:span text:style-name="T79">")</text:span><text:span text:style-name="T41"> away from the buildings.</text:span></text:p>
      <text:p text:style-name="P27"/>
      <text:p text:style-name="P33"><text:span text:style-name="T40">Attacking</text:span><text:span text:style-name="T38"> forces use modified combat drop rules: Each dropping unit selects a target hex/</text:span><text:span text:style-name="T80">point</text:span><text:span text:style-name="T38">. Roll 1d6 to determine the scatter direction and 1d6-1 to determine the scatter distance for the scatter dropping unit. If the </text:span><text:span text:style-name="T89">landing</text:span><text:span text:style-name="T38"> hex is occupied, displace by 1 hex </text:span><text:span text:style-name="T80">(2</text:span><text:span text:style-name="T79">")</text:span><text:span text:style-name="T38"> in the opposite direction of the scatter direction. </text:span><text:span text:style-name="T40">Attacking</text:span><text:span text:style-name="T38"> forces may not </text:span><text:span text:style-name="T39">select a target hex </text:span><text:span text:style-name="T38">within 6 hexes </text:span><text:span text:style-name="T80">(12</text:span><text:span text:style-name="T79">")</text:span><text:span text:style-name="T38"> of the </text:span><text:span text:style-name="T40">edge of the</text:span><text:span text:style-name="T38"> map. </text:span><text:span text:style-name="T88">Movement begins as normal once the Attacking units finish combat dropping.</text:span></text:p>
      <text:p text:style-name="P42"/>
      <text:p text:style-name="P4"><draw:line text:anchor-type="paragraph" draw:z-index="8" draw:name="Horizontal line 7" draw:style-name="gr2" draw:text-style-name="P93" svg:x1="3.813in" svg:y1="0.0161in" svg:x2="3.8094in" svg:y2="2.0752in"><text:p/></draw:line><draw:line text:anchor-type="paragraph" draw:z-index="9" draw:name="Horizontal line 8" draw:style-name="gr2" draw:text-style-name="P93" svg:x1="2.3299in" svg:y1="1.0299in" svg:x2="5.1898in" svg:y2="1.0299in"><text:p/></draw:line><draw:custom-shape text:anchor-type="char" draw:z-index="10" draw:name="Shape 28" draw:style-name="gr1" draw:text-style-name="P92"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1" draw:text-style-name="P92" svg:width="0.1043in" svg:height="0.1043in" svg:x="3.0465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3" draw:name="Shape 33" draw:style-name="gr1" draw:text-style-name="P92" svg:width="0.1043in" svg:height="0.1043in" svg:x="2.9154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4" draw:name="Shape 34" draw:style-name="gr1" draw:text-style-name="P92" svg:width="0.1043in" svg:height="0.1043in" svg:x="4.3591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3" draw:text-style-name="P94" svg:width="2.8504in" svg:height="2.0587in"><text:p/><draw:enhanced-geometry svg:viewBox="0 0 21600 21600" draw:type="rectangle" draw:enhanced-path="M 0 0 L 21600 0 21600 21600 0 21600 0 0 Z N"/></draw:custom-shape><draw:custom-shape text:anchor-type="char" draw:z-index="15" draw:name="Shape 35" draw:style-name="gr1" draw:text-style-name="P92" svg:width="0.1043in" svg:height="0.1043in" svg:x="4.0965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
      <text:p text:style-name="P21"><text:span text:style-name="T5">Primary Objective: </text:span><text:span text:style-name="T87">Defending forces </text:span><text:span text:style-name="T88">want to</text:span><text:span text:style-name="T87"> d</text:span><text:span text:style-name="T40">estroy the infrastructure. During the End Phase, an uncontested infantry unit inside of the infrastructure buildings may destroy all critical equipment in the building. Earn a portion of 7.</text:span><text:span text:style-name="T41">0M</text:span><text:span text:style-name="T40"> C-bills based upon the percentage of buildings with intact (attacker) or destroyed (defender) equipment.</text:span></text:p>
      <text:p text:style-name="P41"/>
      <text:p text:style-name="P28"><text:span text:style-name="T5">Secondary Objective: </text:span><text:span text:style-name="T47">Headhunting. Each side declares a commander. Earn 1.5M C-bills for damaging the commander's unit </text:span><text:span text:style-name="T74">(cause </text:span><text:span text:style-name="T65">Repair</text:span><text:span text:style-name="T74"> or </text:span><text:span text:style-name="T65">Recruit</text:span><text:span text:style-name="T74">)</text:span><text:span text:style-name="T47"> and 3.0M C-bills for destroying the commander's unit.</text:span></text:p>
      <text:p text:style-name="P40"/>
      <text:p text:style-name="P22"><text:span text:style-name="T1">Base Pay: 1.2M (1v1) or </text:span><text:span text:style-name="T6">1.0</text:span><text:span text:style-name="T1">M (2v2) </text:span><text:span text:style-name="T3">C-bills</text:span><text:span text:style-name="T1"> per commander if no objectives are completed.</text:span></text:p>
      <text:p text:style-name="P40"/>
      <text:p text:style-name="P37"><text:span text:style-name="T84">M</text:span><text:span text:style-name="T85">aintenance: </text:span><text:span text:style-name="T84">None, </text:span><text:span text:style-name="T86">to include refilling ammunition.</text:span></text:p>
      <text:p text:style-name="P5">---------------------------- START TRANSMISSION ---------------------------</text:p>
      <text:p text:style-name="P23"><text:span text:style-name="T7"><text:line-break/></text:span><text:span text:style-name="T40">DEFENDING FORCES MUST BREAK THROUGH ENEMY LINES TO REJOIN THEIR PARENT COMMAND. </text:span><text:span text:style-name="T44">HOWEVER, THE OUTWORLDS ALLIANCE FORCES CANNOT BE LEFT UNMONITORED. DEPLOY SPIES TO MONITOR THE PROGRESS OF THE ATTACKING FORCES.</text:span></text:p>
      <text:p text:style-name="P6"><text:span text:style-name="T7"><text:line-break/></text:span>----------------------------- END TRANSMISSION ----------------------------</text:p>
      <text:h text:style-name="P87" text:outline-level="2">MISSION 2</text:h>
      <text:p text:style-name="P29">Unit <text:span text:style-name="T1">Limits</text:span>: 6K BV for 1v1, <text:span text:style-name="T4">10</text:span>K for 2v2.</text:p>
      <text:p text:style-name="P43"/>
      <text:p text:style-name="P33">Map: <text:span text:style-name="T40">Three</text:span><text:span text:style-name="T9"> mapsheets</text:span><text:span text:style-name="T2"> with </text:span><text:span text:style-name="T40">desert</text:span> terrain, <text:span text:style-name="T44">arranged with short edges touching</text:span>. <text:span text:style-name="T40">The defender secretly selects 3 hexes </text:span><text:span text:style-name="T80">(6</text:span><text:span text:style-name="T79">")</text:span><text:span text:style-name="T40"> in the center mapsheet to drop off spies. Defending forces enter on one far map edge. Attacking forces start positioned on the center mapsheet.</text:span></text:p>
      <text:p text:style-name="P43"/>
      <text:p text:style-name="P9"><draw:line text:anchor-type="paragraph" draw:z-index="17" draw:name="Horizontal line 1" draw:style-name="gr2" draw:text-style-name="P93" svg:x1="2.763in" svg:y1="0.0161in" svg:x2="2.7594in" svg:y2="2.0752in"><text:p/></draw:line><draw:line text:anchor-type="paragraph" draw:z-index="19" draw:name="Horizontal line 2" draw:style-name="gr2" draw:text-style-name="P93" svg:x1="4.863in" svg:y1="0.0161in" svg:x2="4.8594in" svg:y2="2.0752in"><text:p/></draw:line><draw:custom-shape text:anchor-type="char" draw:z-index="18" draw:name="Shape 2" draw:style-name="gr4" draw:text-style-name="P95" svg:width="0.1059in" svg:height="0.1059in" svg:x="3.3728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6" draw:name="Shape 1" draw:style-name="gr5" draw:text-style-name="P94" svg:width="5.2669in" svg:height="2.0587in"><text:p/><draw:enhanced-geometry svg:viewBox="0 0 21600 21600" draw:type="rectangle" draw:enhanced-path="M 0 0 L 21600 0 21600 21600 0 21600 0 0 Z N"/></draw:custom-shape><draw:custom-shape text:anchor-type="char" draw:z-index="20" draw:name="Shape 5" draw:style-name="gr4" draw:text-style-name="P95" svg:width="0.1059in" svg:height="0.1059in" svg:x="4.2917in" svg:y="0.4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6" draw:style-name="gr4" draw:text-style-name="P95" svg:width="0.1059in" svg:height="0.1059in" svg:x="3.898in" svg:y="1.63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3"/>
      <text:p text:style-name="P24"><text:span text:style-name="T5">Primary Objective: </text:span><text:span text:style-name="T40">Breakthrough enemy lines. Each side earns a portion of 7.</text:span><text:span text:style-name="T41">0M</text:span><text:span text:style-name="T40"> C-bills based upon the percentage of the defenders starting BV that crosses the opposite map edge.</text:span></text:p>
      <text:p text:style-name="P43"/>
      <text:p text:style-name="P33"><text:span text:style-name="T5">Secondary Objective: </text:span><text:span text:style-name="T40">Drop off spies</text:span><text:span text:style-name="T11">. </text:span><text:span text:style-name="T40">A defending unit with an infantry bay may drop off spies. Defenders secretly select 3 hexes </text:span><text:span text:style-name="T80">(6</text:span><text:span text:style-name="T79">")</text:span><text:span text:style-name="T40"> on the center mapsheet. These hexes must be at least 2 hexes </text:span><text:span text:style-name="T80">(4</text:span><text:span text:style-name="T79">")</text:span><text:span text:style-name="T40"> away from the edge of the map. Defenders may announce they are dropping off spies when they are in a target hex at the end of the Movement Phase. </text:span><text:span text:style-name="T41">Attackers may search a target hex with infantry or a </text:span><text:span text:style-name="T48">unit</text:span><text:span text:style-name="T41"> with an active probe during a following End Phase. Earn 1.0M for each spy dropped off (defender) or each target hex searched (attacker).</text:span></text:p>
      <text:p text:style-name="P43"/>
      <text:p text:style-name="P23"><text:span text:style-name="T1">Base Pay: 1.2M (1v1) or </text:span><text:span text:style-name="T6">1.0</text:span><text:span text:style-name="T1">M (2v2) </text:span><text:span text:style-name="T3">C-bills</text:span><text:span text:style-name="T1"> per commander if no objectives are completed.</text:span></text:p>
      <text:p text:style-name="P50"/>
      <text:p text:style-name="P59"><text:span text:style-name="T40">M</text:span>aintenance: <text:span text:style-name="T43">Any. However, units destroyed during the scenario or that exit off any edge other than the far edge cannot be used in scenario 3.</text:span></text:p>
      <text:p text:style-name="P7">---------------------------- START TRANSMISSION ---------------------------</text:p>
      <text:p text:style-name="P25"><text:span text:style-name="T7"><text:line-break/></text:span><text:span text:style-name="T44">OUTWORLDS ALLIANCE FORCES ARE LINKING UP WITH THEIR OWN LOCAL GUIDES. DEFENDING FORCES MUST INTERCEPT THESE LOCAL GUIDES TO PROTECT THE LOCATION OF DEFENDING LEADERSHIP.</text:span></text:p>
      <text:p text:style-name="P8"><text:span text:style-name="T7"><text:line-break/></text:span>----------------------------- END TRANSMISSION ----------------------------</text:p>
      <text:h text:style-name="P87" text:outline-level="2">MISSION 3</text:h>
      <text:p text:style-name="P29">Unit <text:span text:style-name="T1">Limits</text:span>: 6K BV for 1v1, <text:span text:style-name="T4">10</text:span>K for 2v2.</text:p>
      <text:p text:style-name="P44"/>
      <text:p text:style-name="P26">Map: <text:span text:style-name="T44">Four</text:span><text:span text:style-name="T9"> mapsheets</text:span><text:span text:style-name="T2"> with </text:span><text:span text:style-name="T44">hilly or wooded</text:span> terrain. <text:span text:style-name="T44">Place two radio towers in the middle of the map as shown below. These towers cannot be destroyed.</text:span></text:p>
      <text:p text:style-name="P44"/>
      <text:p text:style-name="P9"><draw:line text:anchor-type="paragraph" draw:z-index="25" draw:name="Horizontal line 3" draw:style-name="gr2" draw:text-style-name="P93" svg:x1="3.813in" svg:y1="0.0161in" svg:x2="3.8094in" svg:y2="2.0752in"><text:p/></draw:line><draw:line text:anchor-type="paragraph" draw:z-index="26" draw:name="Horizontal line 4" draw:style-name="gr2" draw:text-style-name="P93" svg:x1="2.3299in" svg:y1="1.0299in" svg:x2="5.1898in" svg:y2="1.0299in"><text:p/></draw:line><draw:custom-shape text:anchor-type="char" draw:z-index="27" draw:name="Shape 4" draw:style-name="gr1" draw:text-style-name="P92" svg:width="0.1043in" svg:height="0.1043in" svg:x="3.0465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7" draw:style-name="gr1" draw:text-style-name="P92"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4" draw:name="Shape 3" draw:style-name="gr3" draw:text-style-name="P94" svg:width="2.8504in" svg:height="2.0587in"><text:p/><draw:enhanced-geometry svg:viewBox="0 0 21600 21600" draw:type="rectangle" draw:enhanced-path="M 0 0 L 21600 0 21600 21600 0 21600 0 0 Z N"/></draw:custom-shape></text:p>
      <text:p text:style-name="P44"/>
      <text:p text:style-name="P33"><text:span text:style-name="T5">Primary Objective: </text:span><text:span text:style-name="T44">Pick up the local guides</text:span><text:span text:style-name="T10">. </text:span><text:span text:style-name="T12">The </text:span><text:span text:style-name="T44">attacker</text:span><text:span text:style-name="T12"> </text:span><text:span text:style-name="T44">secretly chooses 4 hexes </text:span><text:span text:style-name="T80">(8</text:span><text:span text:style-name="T79">") </text:span><text:span text:style-name="T44">on the defender's side of the map. </text:span><text:span text:style-name="T48">These hexes must be at least 3 hexes </text:span><text:span text:style-name="T80">(6</text:span><text:span text:style-name="T79">") </text:span><text:span text:style-name="T48">away from the edges of the map and the center-line of the map. </text:span><text:span text:style-name="T44">A unit with a cargo bay can pick up a local guide as long as the hex is not contested. The attacker declares during the End Phase which hex they intend to pick up a local guide from during the following End Phase. Earn a portion of 7.0M C-bills based upon the percentage of the local guides collected (attacker) or remaining (defender).</text:span></text:p>
      <text:p text:style-name="P44"/>
      <text:p text:style-name="P25"><text:span text:style-name="T5">Secondary Objective: </text:span><text:span text:style-name="T44">Broadcast propaganda. An uncontested infantry unit inside of a radio tower may broadcast propaganda during the End Phase. </text:span><text:span text:style-name="T45">Earn 1.0M C-bills for successfully broadcasting propaganda from a radio tower. A maximum of 3.0M C-bills may be earned for broadcasting propaganda.</text:span></text:p>
      <text:p text:style-name="P44"/>
      <text:p text:style-name="P67"><text:span text:style-name="T24">Base Pay: 1.2M (1v1) or </text:span><text:span text:style-name="T25">1.0</text:span><text:span text:style-name="T24">M (2v2) </text:span><text:span text:style-name="T26">C-bills</text:span><text:span text:style-name="T24"> per commander if no objectives are completed.</text:span></text:p>
      <text:p text:style-name="P51"/>
      <text:p text:style-name="P60"><text:span text:style-name="T40">M</text:span><text:span text:style-name="T44">aintenance: </text:span><text:span text:style-name="T43">Any.</text:span></text:p>
      <text:p text:style-name="P12">---------------------------- START TRANSMISSION ---------------------------</text:p>
      <text:p text:style-name="P70"><text:span text:style-name="T27"><text:line-break/></text:span><text:span text:style-name="T30">STRANGE ARMORED STEALTH TROOPERS WERE SEEN OBSERVING OUR FORCES DURING PREVIOUS ENGAGEMENTS. THESE TROOPERS HAVE BEEN DETECTED BY OUR SCOUTS. SEARCH THE IDENTIFIED AREA AND ATTEMPT TO CAPTURE SOME OF THESE TROOPERS.</text:span></text:p>
      <text:p text:style-name="P13"><text:span text:style-name="T7"><text:line-break/></text:span>----------------------------- END TRANSMISSION ----------------------------</text:p>
      <text:h text:style-name="P88" text:outline-level="2">MISSION 1</text:h>
      <text:p text:style-name="P31">Unit <text:span text:style-name="T1">Limits</text:span>: 6K BV for 1v1, <text:span text:style-name="T4">10</text:span>K for 2v2.</text:p>
      <text:p text:style-name="P45"/>
      <text:p text:style-name="P31">Map: <text:span text:style-name="T9">Four mapsheets </text:span><text:span text:style-name="T74">with f</text:span>lat desert terrain. <text:span text:style-name="T74">Use 15 – 25 markers, with 7 randomly identified as stealth troopers. Evenly distribute the markers in the middle third of the map.</text:span></text:p>
      <text:p text:style-name="P45"/>
      <text:p text:style-name="P11"><draw:line text:anchor-type="paragraph" draw:z-index="30" draw:name="Horizontal line 6" draw:style-name="gr2" draw:text-style-name="P93" svg:x1="2.3299in" svg:y1="1.4236in" svg:x2="5.1898in" svg:y2="1.4236in"><text:p/></draw:line><draw:line text:anchor-type="paragraph" draw:z-index="36" draw:name="Horizontal line 5" draw:style-name="gr2" draw:text-style-name="P93" svg:x1="2.3299in" svg:y1="0.6362in" svg:x2="5.1898in" svg:y2="0.6362in"><text:p/></draw:line><draw:custom-shape text:anchor-type="char" draw:z-index="31" draw:name="Shape 9" draw:style-name="gr1" draw:text-style-name="P92"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0" draw:style-name="gr1" draw:text-style-name="P92" svg:width="0.1043in" svg:height="0.1043in" svg:x="3.5717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11" draw:style-name="gr1" draw:text-style-name="P92" svg:width="0.1043in" svg:height="0.1043in" svg:x="2.9154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12" draw:style-name="gr1" draw:text-style-name="P92" svg:width="0.1043in" svg:height="0.1043in" svg:x="4.7528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5" draw:name="Shape 13" draw:style-name="gr1" draw:text-style-name="P92" svg:width="0.1043in" svg:height="0.1043in" svg:x="4.0965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9" draw:name="Shape 8" draw:style-name="gr3" draw:text-style-name="P94" svg:width="2.8504in" svg:height="2.0587in"><text:p/><draw:enhanced-geometry svg:viewBox="0 0 21600 21600" draw:type="rectangle" draw:enhanced-path="M 0 0 L 21600 0 21600 21600 0 21600 0 0 Z N"/></draw:custom-shape></text:p>
      <text:p text:style-name="P45"/>
      <text:p text:style-name="P31"><text:span text:style-name="T5">Primary Objective: </text:span><text:span text:style-name="T74">Locate the stealth troopers. Infantry units and combat vehicles can detect troopers in adjacent hexes. During the End Phase, look at all markers in hexes adjacent </text:span><text:span text:style-name="T79">(within 2")</text:span><text:span text:style-name="T74"> to or including your infantry units and combat vehicles. If one of the markers is identified as stealth troopers, reveal this marker. Earn 1M C-bills for each trooper you reveal. </text:span><text:span text:style-name="T79">When both sides reveal the same stealth unit, i</text:span><text:span text:style-name="T74">f one side is in the same hex as the troopers, that side gets credit. If the hex with the troopers is contested or no side is in the hex with the troopers, then the side with the most BV/</text:span><text:span text:style-name="T79">PV</text:span><text:span text:style-name="T74"> adjacent to the troopers gets credit. Otherwise, each side receives 0.5M C-bills.</text:span></text:p>
      <text:p text:style-name="P45"/>
      <text:p text:style-name="P32"><text:span text:style-name="T5">Secondary Objective: </text:span><text:span text:style-name="T74">Capture the stealth troopers. The stealth troopers are Purifier Adaptive Battle Armor [Laser](Sqd6). If the troopers are not attacked on the turn after they are revealed, then they successfully escape the battlefield. </text:span><text:span text:style-name="T75">During the End Phase, f</text:span><text:span text:style-name="T76">riendly infantry units </text:span><text:span text:style-name="T75">may </text:span><text:span text:style-name="T76">capture a </text:span><text:span text:style-name="T74">trooper</text:span><text:span text:style-name="T76"> if </text:span><text:span text:style-name="T77">a member of </text:span><text:span text:style-name="T79">a </text:span><text:span text:style-name="T74">stealth trooper squad</text:span><text:span text:style-name="T76"> </text:span><text:span text:style-name="T75">in the same hex</text:span><text:span text:style-name="T74"> was killed</text:span><text:span text:style-name="T76">. </text:span><text:span text:style-name="T75">Use the Swarm Attack Modifiers Table with a base target number of 2 to determine if an trooper is captured </text:span><text:span text:style-name="T78">instead of killed</text:span><text:span text:style-name="T75">. </text:span><text:span text:style-name="T79">A combat vehicle may capture a trooper when a squad is destroyed in an adjacent hex. </text:span><text:span text:style-name="T74">Earn 1M C-bills per captured trooper. If 3 troopers are captured, you may salvage 1 Purifier [Laser] squad instead of earning 3.0M C-bills.</text:span></text:p>
      <text:p text:style-name="P45"/>
      <text:p text:style-name="P31"><text:span text:style-name="T1">Base Pay: 1.2M (1v1) or </text:span><text:span text:style-name="T6">1.0</text:span><text:span text:style-name="T1">M (2v2) </text:span><text:span text:style-name="T3">C-bills</text:span><text:span text:style-name="T1"> per commander if no objectives are completed.</text:span></text:p>
      <text:p text:style-name="P45"/>
      <text:p text:style-name="P61"><text:span text:style-name="T40">M</text:span>aintenance: <text:span text:style-name="T74">Any.</text:span></text:p>
      <text:p text:style-name="P15">---------------------------- START TRANSMISSION ---------------------------</text:p>
      <text:p text:style-name="P71"><text:span text:style-name="T27"><text:line-break/></text:span><text:span text:style-name="T31">THE FIELD BASE OF THE DESERTERS HAS BEEN LOCATED. INTERCEPT AND CAPTURE OR DESTROY AS MANY UNITS FROM THE COMMAND LANCE AS POSSIBLE.</text:span></text:p>
      <text:p text:style-name="P16"><text:span text:style-name="T7"><text:line-break/></text:span>----------------------------- END TRANSMISSION ----------------------------</text:p>
      <text:h text:style-name="P89" text:outline-level="2">MISSION 1</text:h>
      <text:p text:style-name="P33">Unit <text:span text:style-name="T1">Limits</text:span>: 6K BV for 1v1, <text:span text:style-name="T4">10</text:span>K for 2v2.</text:p>
      <text:p text:style-name="P46"/>
      <text:p text:style-name="P33">Map: <text:span text:style-name="T9">Four mapsheets </text:span><text:span text:style-name="T74">with </text:span><text:span text:style-name="T80">hilly</text:span> desert terrain. <text:span text:style-name="T80">Place the deserter </text:span><text:span text:style-name="T47">'</text:span><text:span text:style-name="T80">mechs on the defender</text:span><text:span text:style-name="T47">'</text:span><text:span text:style-name="T80">s side of the map, no closer than halfway to the defender</text:span><text:span text:style-name="T47">'</text:span><text:span text:style-name="T80">s home edge. The deserter </text:span><text:span text:style-name="T47">'</text:span><text:span text:style-name="T80">mechs are STG-3R, WSP-1A, LCT-1V, and MLN-1A. The defender also has a pair of TRN-3U ASF. Half of the BV for these 6 units counts against the defender</text:span><text:span text:style-name="T47">'</text:span><text:span text:style-name="T80">s BV limit. If the defender uses BSP rules for the ASF, attacker receives corresponding BSP for defensive air cover. </text:span><text:span text:style-name="T82">Player units start on their respective home edge.</text:span></text:p>
      <text:p text:style-name="P46"/>
      <text:p text:style-name="P14"><draw:line text:anchor-type="paragraph" draw:z-index="38" draw:name="Horizontal line 9" draw:style-name="gr2" draw:text-style-name="P93" svg:x1="3.7409in" svg:y1="2.0583in" svg:x2="3.7409in" svg:y2="0in"><text:p/></draw:line><draw:line text:anchor-type="paragraph" draw:z-index="43" draw:name="Horizontal line 10" draw:style-name="gr2" draw:text-style-name="P93" svg:x1="2.3346in" svg:y1="1.039in" svg:x2="5.1945in" svg:y2="1.039in"><text:p/></draw:line><draw:line text:anchor-type="paragraph" draw:z-index="44" draw:name="Horizontal line 11" draw:style-name="gr2" draw:text-style-name="P93" svg:x1="2.3346in" svg:y1="0.5142in" svg:x2="5.1945in" svg:y2="0.5142in"><text:p/></draw:line><draw:custom-shape text:anchor-type="char" draw:z-index="39" draw:name="Shape 23" draw:style-name="gr1" draw:text-style-name="P92" svg:width="0.1043in" svg:height="0.1043in" svg:x="3.3091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4" draw:style-name="gr1" draw:text-style-name="P92" svg:width="0.1043in" svg:height="0.1043in" svg:x="2.65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5" draw:style-name="gr1" draw:text-style-name="P92" svg:width="0.1043in" svg:height="0.1043in" svg:x="4.8839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2" draw:name="Shape 26" draw:style-name="gr1" draw:text-style-name="P92" svg:width="0.1043in" svg:height="0.1043in" svg:x="4.2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7" draw:name="Shape 21" draw:style-name="gr3" draw:text-style-name="P94" svg:width="2.8504in" svg:height="2.0587in"><text:p/><draw:enhanced-geometry svg:viewBox="0 0 21600 21600" draw:type="rectangle" draw:enhanced-path="M 0 0 L 21600 0 21600 21600 0 21600 0 0 Z N"/></draw:custom-shape></text:p>
      <text:p text:style-name="P46"/>
      <text:p text:style-name="P36"><text:span text:style-name="T5">Primary Objective: </text:span><text:span text:style-name="T80">Capture or destroy the defector command lance and aerospace fighters. The command lance </text:span><text:span text:style-name="T47">'</text:span><text:span text:style-name="T80">mechs start deactivated and activate at the start of the third turn. Capture a command lance </text:span><text:span text:style-name="T47">'</text:span><text:span text:style-name="T80">mech by executing a successful swarm attack while the </text:span><text:span text:style-name="T47">'</text:span><text:span text:style-name="T80">mech is immobile. Destroy the </text:span><text:span text:style-name="T47">'</text:span><text:span text:style-name="T80">mechs in the usual way. Earn defector unit is worth 1.167M. The attacker earns 100% of the cost for capturing a defector </text:span><text:span text:style-name="T47">'</text:span><text:span text:style-name="T80">mech and 50% for destroying a defector </text:span><text:span text:style-name="T47">'</text:span><text:span text:style-name="T80">mech. The defender earns 100% for each </text:span><text:span text:style-name="T47">'</text:span><text:span text:style-name="T80">mech that escapes </text:span><text:span text:style-name="T83">and 50% for each </text:span><text:span text:style-name="T47">'</text:span><text:span text:style-name="T83">mech that is destroyed</text:span><text:span text:style-name="T80">.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46"/>
      <text:p text:style-name="P34"><text:span text:style-name="T5">Secondary Objective: </text:span><text:span text:style-name="T80">Each side places a mobile command center no closer than 5 hexes (10</text:span><text:span text:style-name="T79">")</text:span><text:span text:style-name="T80"> away from their home edge. Capture the enemy command center by occupying the hex without </text:span><text:span text:style-name="T81">enemy units in adjacent hexes (within 2</text:span><text:span text:style-name="T79">").</text:span><text:span text:style-name="T80"> Earn 3M C-bills for capturing the enemy command center.</text:span></text:p>
      <text:p text:style-name="P46"/>
      <text:p text:style-name="P33"><text:span text:style-name="T1">Base Pay: 1.2M (1v1) or </text:span><text:span text:style-name="T6">1.0</text:span><text:span text:style-name="T1">M (2v2) </text:span><text:span text:style-name="T3">C-bills</text:span><text:span text:style-name="T1"> per commander if no objectives are completed.</text:span></text:p>
      <text:p text:style-name="P46"/>
      <text:p text:style-name="P62"><text:span text:style-name="T40">M</text:span>aintenance: <text:span text:style-name="T40">None, </text:span><text:span text:style-name="T45">to include refilling ammunition.</text:span></text:p>
      <text:p text:style-name="P18">---------------------------- START TRANSMISSION ---------------------------</text:p>
      <text:p text:style-name="P72"><text:span text:style-name="T27"><text:line-break/></text:span><text:span text:style-name="T31">THE </text:span><text:span text:style-name="T32">DESERTER COMMAND LANCE CONTINUES TO FLEE. </text:span><text:span text:style-name="T33">CAPTURE OR DESTROY THE DESERTER UNITS BEFORE THEY REACH THEIR DROPSHIP.</text:span></text:p>
      <text:p text:style-name="P19"><text:span text:style-name="T7"><text:line-break/></text:span>----------------------------- END TRANSMISSION ----------------------------</text:p>
      <text:h text:style-name="P90" text:outline-level="2">MISSION 1</text:h>
      <text:p text:style-name="P35">Unit <text:span text:style-name="T1">Limits</text:span>: 6K BV for 1v1, <text:span text:style-name="T4">10</text:span>K for 2v2.</text:p>
      <text:p text:style-name="P47"/>
      <text:p text:style-name="P35">Map: <text:span text:style-name="T9">Four mapsheets </text:span><text:span text:style-name="T74">with </text:span><text:span text:style-name="T80">hilly</text:span> desert terrain. <text:span text:style-name="T83">Identify a circle of 7 adjacent hexes on the defender home edge as the dropship. </text:span><text:span text:style-name="T80">Place the </text:span><text:span text:style-name="T82">surviving </text:span><text:span text:style-name="T80">deserter </text:span><text:span text:style-name="T47">'</text:span><text:span text:style-name="T80">mechs </text:span><text:span text:style-name="T82">along</text:span><text:span text:style-name="T80"> the </text:span><text:span text:style-name="T82">centerline of the map, with all damage from the previous session. </text:span><text:span text:style-name="T83">Add additional WSP-1A and LCT-1V if fewer than 4 defector units remain. </text:span><text:span text:style-name="T80">Half of the BV for the </text:span><text:span text:style-name="T82">surviving defector </text:span><text:span text:style-name="T80">units counts against the defender</text:span><text:span text:style-name="T47">'</text:span><text:span text:style-name="T80">s BV limit. If the defender uses BSP rules for the ASF, attacker receives corresponding BSP for defensive air cover. </text:span><text:span text:style-name="T82">Player units start on their respective home edge.</text:span></text:p>
      <text:p text:style-name="P47"/>
      <text:p text:style-name="P17"><draw:line text:anchor-type="paragraph" draw:z-index="46" draw:name="Horizontal line 12" draw:style-name="gr2" draw:text-style-name="P93" svg:x1="3.7409in" svg:y1="2.0583in" svg:x2="3.7409in" svg:y2="0in"><text:p/></draw:line><draw:line text:anchor-type="paragraph" draw:z-index="51" draw:name="Horizontal line 13" draw:style-name="gr2" draw:text-style-name="P93" svg:x1="2.3346in" svg:y1="1.039in" svg:x2="5.1945in" svg:y2="1.039in"><text:p/></draw:line><draw:custom-shape text:anchor-type="char" draw:z-index="47" draw:name="Shape 30" draw:style-name="gr1" draw:text-style-name="P92" svg:width="0.1043in" svg:height="0.1043in" svg:x="3.0465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8" draw:name="Shape 31" draw:style-name="gr1" draw:text-style-name="P92" svg:width="0.1043in" svg:height="0.1043in" svg:x="2.65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9" draw:name="Shape 36" draw:style-name="gr1" draw:text-style-name="P92" svg:width="0.1043in" svg:height="0.1043in" svg:x="4.8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0" draw:name="Shape 37" draw:style-name="gr1" draw:text-style-name="P92" svg:width="0.1043in" svg:height="0.1043in" svg:x="4.2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2" draw:name="Shape 38" draw:style-name="gr1" draw:text-style-name="P92" svg:width="0.1043in" svg:height="0.1043in" svg:x="3.3091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45" draw:name="Shape 22" draw:style-name="gr3" draw:text-style-name="P94" svg:width="2.8504in" svg:height="2.0587in"><text:p/><draw:enhanced-geometry svg:viewBox="0 0 21600 21600" draw:type="rectangle" draw:enhanced-path="M 0 0 L 21600 0 21600 21600 0 21600 0 0 Z N"/></draw:custom-shape></text:p>
      <text:p text:style-name="P47"/>
      <text:p text:style-name="P36"><text:span text:style-name="T5">Primary Objective: </text:span><text:span text:style-name="T80">Capture or destroy the defector </text:span><text:span text:style-name="T47">'</text:span><text:span text:style-name="T83">mechs</text:span><text:span text:style-name="T80"> and aerospace fighters. Capture a command lance </text:span><text:span text:style-name="T47">'</text:span><text:span text:style-name="T80">mech by executing a successful swarm attack while the </text:span><text:span text:style-name="T47">'</text:span><text:span text:style-name="T80">mech is immobile. Destroy the </text:span><text:span text:style-name="T47">'</text:span><text:span text:style-name="T80">mechs in the usual way. Earn defector unit is worth </text:span><text:span text:style-name="T83">a portion of 7M based upon the number of surviving defector units</text:span><text:span text:style-name="T80">. The attacker earns 100% of the cost for </text:span><text:span text:style-name="T83">capturing or</text:span><text:span text:style-name="T80"> destroying a defector </text:span><text:span text:style-name="T47">'</text:span><text:span text:style-name="T80">mech. The defender earns 100% for each </text:span><text:span text:style-name="T47">'</text:span><text:span text:style-name="T80">mech that escapes.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47"/>
      <text:p text:style-name="P35"><text:span text:style-name="T5">Secondary Objective: </text:span><text:span text:style-name="T83">A Clan Snow Raven R-Team is transiting the battlefield. Place 2 light OmniMechs, 2 points of Elementals, and one Flatbed Truck in the exact center of the map. This R-Team moves towards the nearest map edge and only fires upon units that have attacked it. Decide to escort or intercept the R-Team. Earn 1.5M for each R-Team combat unit destroyed or extracted, up to 3M. </text:span></text:p>
      <text:p text:style-name="P47"/>
      <text:p text:style-name="P35"><text:span text:style-name="T1">Base Pay: 1.2M (1v1) or </text:span><text:span text:style-name="T6">1.0</text:span><text:span text:style-name="T1">M (2v2) </text:span><text:span text:style-name="T3">C-bills</text:span><text:span text:style-name="T1"> per commander if no objectives are completed.</text:span></text:p>
      <text:p text:style-name="P47"/>
      <text:p text:style-name="P63"><text:span text:style-name="T40">M</text:span>aintenance: <text:span text:style-name="T82">Any.</text:span></text:p>
      <text:p text:style-name="P74"/>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custom-shape text:anchor-type="paragraph" draw:z-index="3" draw:name="Shape 18" draw:style-name="gr10" draw:text-style-name="P99" svg:width="8.4996in" svg:height="11.0142in" svg:x="-1.0252in" svg:y="-0.1063in"><text:p/><draw:enhanced-geometry svg:viewBox="0 0 21600 21600" draw:type="rectangle" draw:enhanced-path="M 0 0 L 21600 0 21600 21600 0 21600 0 0 Z N"/></draw:custom-shape></text:p>
      <text:p text:style-name="P77"><draw:custom-shape text:anchor-type="paragraph" draw:z-index="4" draw:name="Shape 17" draw:style-name="gr9" draw:text-style-name="P98"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8" draw:text-style-name="P97" svg:width="8.4996in" svg:height="0.7398in" svg:x="-0.7244in" svg:y="0.8764in"><text:p/><draw:enhanced-geometry svg:viewBox="0 0 21600 21600" draw:type="rectangle" draw:enhanced-path="M 0 0 L 21600 0 21600 21600 0 21600 0 0 Z N"/></draw:custom-shape><draw:custom-shape text:anchor-type="paragraph" draw:z-index="11" draw:name="Shape 20" draw:style-name="gr6" draw:text-style-name="P96" svg:width="8.4996in" svg:height="0.8161in" svg:x="-0.5047in" svg:y="5.2043in"><text:p/><draw:enhanced-geometry svg:viewBox="0 0 21600 21600" draw:type="rectangle" draw:enhanced-path="M 0 0 L 21600 0 21600 21600 0 21600 0 0 Z N"/></draw:custom-shape><text:span text:style-name="T16">B</text:span><text:span text:style-name="T18">A</text:span><text:span text:style-name="T17">TTLE</text:span><text:span text:style-name="T16">T</text:span><text:span text:style-name="T17">ECH</text:span><text:line-break/><text:span text:style-name="T21">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10-14T11:14:59.643974195</dc:date>
    <meta:editing-duration>P1DT7H31M34S</meta:editing-duration>
    <meta:editing-cycles>231</meta:editing-cycles>
    <meta:generator>LibreOffice/24.2.6.2$Linux_X86_64 LibreOffice_project/420$Build-2</meta:generator>
    <meta:print-date>2024-06-12T11:47:00.416768012</meta:print-date>
    <meta:printed-by>PDF files</meta:printed-by>
    <meta:document-statistic meta:table-count="0" meta:image-count="2" meta:object-count="0" meta:page-count="11" meta:paragraph-count="114" meta:word-count="2186" meta:character-count="14172" meta:non-whitespace-character-count="11880"/>
  </office:meta>
</office:document-meta>
</file>